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ko Merioksa</text:p>
      <text:p text:style-name="P1">014155394</text:p>
      <text:h text:style-name="Heading_20_1" text:outline-level="1">Tietorakenteiden harjoitustyö – Määrittelydokumentti</text:h>
      <text:p text:style-name="Text_20_body">Tavoitteenani on toteuttaa harjoitustyönä ohjelma, joka etsii nopeimman mahdollisen reitin annetusta labyrintistä. Valitsin aiheeksi reitinhaun, koska aihe tuntuu mielenkiintoiselta, mutta myös arvioni mukaan tämänhetkisille ohjelmointitaidoilleni sopivalta.</text:p>
      <text:p text:style-name="Text_20_body">Reitinhaku olisi tarkoitus toteuttaa A*-algoritmin avulla, mutta tässä vaiheessa toteutuksen tarkat yksityiskohdat ovat vielä hämärän peitossa. Aputietorakenteena tulen kuitenkin tarvitsemaan ainakin jonkinlaista minimikekoa. Lisäksi voisi tulla kysymykseen vertailla A*-algoritmin tehokkuutta esimerkiksi Bellman-Fordin algoritmin kanssa.</text:p>
      <text:p text:style-name="Text_20_body">Ajatukseni on, että ohjelma saa syötteenään labyrintin kaksiulotteisena merkkitaulukkona, jonka merkit kuvaavat seiniä ja lattiaa alla olevan esimerkin mukaisesti:</text:p>
      <text:p text:style-name="välitön">##.##</text:p>
      <text:p text:style-name="välitön">#...#</text:p>
      <text:p text:style-name="välitön">#.#.#</text:p>
      <text:p text:style-name="välitön">#x..#</text:p>
      <text:p text:style-name="välitön">#####</text:p>
      <text:p text:style-name="välitön"/>
      <text:p text:style-name="välitön">. = lattia</text:p>
      <text:p text:style-name="välitön"># = seinä</text:p>
      <text:p text:style-name="välitön">x = lähtö</text:p>
      <text:p text:style-name="välitön"/>
      <text:p text:style-name="Text_20_body">Seinien ja lattian lisäksi labyrintti voi sisältää myös muunlaisia elementtejä, kuten laattoja joiden ylittäminen vie enemmän aikaa kuin tavallisen lattian. Labyrintin syöttäminen voi tietenkin toimia monella eri tavalla. Sen voi vaikkapa lukea tiedostosta tai syöttää ohjelmalle rivi kerrallaan.</text:p>
      <text:p text:style-name="Text_20_body">Aikavaativuustavoite A*-algoritmilla on sama kuin Dijkstran algoritmilla, eli O( (E + V) log V ), missä V on labyrintin solmujen (eli lattiaruutujen) lukumäärä ja E niitä yhdistävien kaarien lukumäärä. E on siis riippuvainen esimerkiksi siitä pystyykö labyrintissä liikkumaan myös kulmit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välitön" style:family="paragraph" style:parent-style-name="Text_20_body" style:class="text">
      <style:paragraph-properties fo:margin-top="0cm" fo:margin-bottom="0cm"/>
      <style:text-properties style:font-name="Courier 10 Pitc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ko Merioksa</meta:initial-creator>
    <meta:creation-date>2013-01-17T11:12:48</meta:creation-date>
    <dc:date>2013-01-17T11:48:15</dc:date>
    <dc:creator>Mikko Merioksa</dc:creator>
    <meta:editing-duration>PT5M7S</meta:editing-duration>
    <meta:editing-cycles>1</meta:editing-cycles>
    <meta:document-statistic meta:table-count="0" meta:image-count="0" meta:object-count="0" meta:page-count="1" meta:paragraph-count="16" meta:word-count="176" meta:character-count="1476" meta:non-whitespace-character-count="1476"/>
    <meta:generator>LibreOffice/3.5$Linux_X86_64 LibreOffice_project/350m1$Build-2</meta:generator>
  </office:meta>
</office:document-meta>
</file>